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1d526" officeooo:paragraph-rsid="0010f7f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8pt" officeooo:rsid="0012263e" officeooo:paragraph-rsid="0012263e" style:font-size-asian="7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officeooo:rsid="001600a8" officeooo:paragraph-rsid="001600a8" style:font-size-asian="7pt" style:font-size-complex="8pt"/>
    </style:style>
    <style:style style:name="P6" style:family="paragraph" style:parent-style-name="Standard">
      <style:text-properties fo:font-size="8pt" fo:font-weight="bold" officeooo:rsid="0012263e" officeooo:paragraph-rsid="0017693d" style:font-size-asian="7pt" style:font-weight-asian="bold" style:font-size-complex="8pt" style:font-weight-complex="bold"/>
    </style:style>
    <style:style style:name="P7" style:family="paragraph" style:parent-style-name="Standard">
      <style:text-properties fo:font-size="8pt" fo:font-weight="normal" officeooo:rsid="0012263e" officeooo:paragraph-rsid="0017693d" style:font-size-asian="7pt" style:font-weight-asian="normal" style:font-size-complex="8pt" style:font-weight-complex="normal"/>
    </style:style>
    <style:style style:name="T1" style:family="text">
      <style:text-properties officeooo:rsid="001438dd"/>
    </style:style>
    <style:style style:name="T2" style:family="text">
      <style:text-properties officeooo:rsid="001600a8"/>
    </style:style>
    <style:style style:name="T3" style:family="text">
      <style:text-properties officeooo:rsid="00176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P2 – Perform Simulations of Examples</text:span></text:p>
      <text:p text:style-name="P6"><text:span text:style-name="T3"/></text:p>
      <text:p text:style-name="P7"><text:span text:style-name="T3">Dielectric Slab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Invisible Slab</text:span></text:p>
      <text:p text:style-name="P7"><text:span text:style-name="T3"/></text:p>
      <text:p text:style-name="P7"><text:span text:style-name="T3"/></text:p>
      <text:p text:style-name="P7"><text:span text:style-name="T3">Blinded Missle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6"><text:span text:style-name="T3">Appendi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3-09T01:25:33</dc:date>
    <dc:creator>linus </dc:creator>
    <meta:editing-duration>PT00H14M11S</meta:editing-duration>
    <meta:editing-cycles>8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13" meta:character-count="87"/>
  </office:meta>
</office:document-meta>
</file>